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Open Sans" fo:font-size="100pt" officeooo:rsid="000bdc74" officeooo:paragraph-rsid="000bdc74" style:font-size-asian="100pt" style:font-size-complex="10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t submitted their CV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Irving</meta:initial-creator>
    <meta:creation-date>2015-04-04T00:47:48.387647000</meta:creation-date>
    <dc:date>2015-04-04T13:27:20.240304000</dc:date>
    <dc:creator>Francis Irving</dc:creator>
    <meta:editing-duration>PT3M16S</meta:editing-duration>
    <meta:editing-cycles>2</meta:editing-cycles>
    <meta:generator>LibreOffice/4.4.0.3$MacOSX_X86_64 LibreOffice_project/de093506bcdc5fafd9023ee680b8c60e3e0645d7</meta:generator>
    <meta:document-statistic meta:table-count="0" meta:image-count="0" meta:object-count="0" meta:page-count="1" meta:paragraph-count="1" meta:word-count="4" meta:character-count="22" meta:non-whitespace-character-count="19"/>
  </office:meta>
</office:document-meta>
</file>